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3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>
            <text:p>Tabela</text:p>
          </table:table-cell>
          <table:table-cell table:style-name="ce1" office:value-type="string">
            <text:p>Tamanho(MB)</text:p>
          </table:table-cell>
          <table:table-cell table:style-name="ce3" office:value-type="string">
            <text:p>Qtd. Relacionamentos</text:p>
          </table:table-cell>
          <table:table-cell table:number-columns-repeated="3"/>
        </table:table-row>
        <table:table-row table:style-name="ro2">
          <table:table-cell office:value-type="string">
            <text:p>LOG014</text:p>
          </table:table-cell>
          <table:table-cell office:value-type="float" office:value="61952">
            <text:p>61952</text:p>
          </table:table-cell>
          <table:table-cell table:style-name="ce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OG013</text:p>
          </table:table-cell>
          <table:table-cell office:value-type="float" office:value="17739">
            <text:p>17739</text:p>
          </table:table-cell>
          <table:table-cell table:style-name="ce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XS001</text:p>
          </table:table-cell>
          <table:table-cell office:value-type="float" office:value="3712">
            <text:p>3712</text:p>
          </table:table-cell>
          <table:table-cell table:style-name="ce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EMR071</text:p>
          </table:table-cell>
          <table:table-cell office:value-type="float" office:value="2048">
            <text:p>2048</text:p>
          </table:table-cell>
          <table:table-cell table:style-name="ce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AM009</text:p>
          </table:table-cell>
          <table:table-cell office:value-type="float" office:value="1600">
            <text:p>1600</text:p>
          </table:table-cell>
          <table:table-cell table:style-name="ce2" office:value-type="float" office:value="20">
            <text:p>20</text:p>
          </table:table-cell>
          <table:table-cell/>
          <table:table-cell>
            <draw:frame table:end-cell-address="Planilha1.P26" table:end-x="0.59cm" table:end-y="0.156cm" draw:z-index="0" draw:style-name="gr1" draw:text-style-name="P1" svg:width="23.693cm" svg:height="9.024cm" svg:x="1.736cm" svg:y="0.164cm">
              <draw:object draw:notify-on-update-of-ranges="Planilha1.A2:Planilha1.A21 Planilha1.B1:Planilha1.B1 Planilha1.B2:Planilha1.B21 Planilha1.C1:Planilha1.C1 Planilha1.C2:Planilha1.C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>
          <table:table-cell office:value-type="string">
            <text:p>EMS001</text:p>
          </table:table-cell>
          <table:table-cell office:value-type="float" office:value="1162">
            <text:p>1162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STO089</text:p>
          </table:table-cell>
          <table:table-cell office:value-type="float" office:value="1152">
            <text:p>1152</text:p>
          </table:table-cell>
          <table:table-cell table:style-name="ce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EMR027</text:p>
          </table:table-cell>
          <table:table-cell office:value-type="float" office:value="1088">
            <text:p>1088</text:p>
          </table:table-cell>
          <table:table-cell table:style-name="ce2"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string">
            <text:p>EMR012</text:p>
          </table:table-cell>
          <table:table-cell office:value-type="float" office:value="944">
            <text:p>944</text:p>
          </table:table-cell>
          <table:table-cell table:style-name="ce2"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string">
            <text:p>STO088</text:p>
          </table:table-cell>
          <table:table-cell office:value-type="float" office:value="936">
            <text:p>936</text:p>
          </table:table-cell>
          <table:table-cell table:style-name="ce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TO015</text:p>
          </table:table-cell>
          <table:table-cell office:value-type="float" office:value="856">
            <text:p>856</text:p>
          </table:table-cell>
          <table:table-cell table:style-name="ce2"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MP2030</text:p>
          </table:table-cell>
          <table:table-cell office:value-type="float" office:value="824">
            <text:p>824</text:p>
          </table:table-cell>
          <table:table-cell table:style-name="ce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AM038</text:p>
          </table:table-cell>
          <table:table-cell office:value-type="float" office:value="744">
            <text:p>744</text:p>
          </table:table-cell>
          <table:table-cell table:style-name="ce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EMR010</text:p>
          </table:table-cell>
          <table:table-cell office:value-type="float" office:value="704">
            <text:p>704</text:p>
          </table:table-cell>
          <table:table-cell table:style-name="ce2"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string">
            <text:p>SCH066</text:p>
          </table:table-cell>
          <table:table-cell office:value-type="float" office:value="688">
            <text:p>688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STO020</text:p>
          </table:table-cell>
          <table:table-cell office:value-type="float" office:value="680">
            <text:p>680</text:p>
          </table:table-cell>
          <table:table-cell table:style-name="ce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CH006</text:p>
          </table:table-cell>
          <table:table-cell office:value-type="float" office:value="640">
            <text:p>640</text:p>
          </table:table-cell>
          <table:table-cell table:style-name="ce2"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EMR031</text:p>
          </table:table-cell>
          <table:table-cell office:value-type="float" office:value="635">
            <text:p>635</text:p>
          </table:table-cell>
          <table:table-cell table:style-name="ce2"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ADM483</text:p>
          </table:table-cell>
          <table:table-cell office:value-type="float" office:value="616">
            <text:p>616</text:p>
          </table:table-cell>
          <table:table-cell table:style-name="ce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AM040</text:p>
          </table:table-cell>
          <table:table-cell office:value-type="float" office:value="583">
            <text:p>583</text:p>
          </table:table-cell>
          <table:table-cell table:style-name="ce2" office:value-type="float" office:value="0">
            <text:p>0</text:p>
          </table:table-cell>
          <table:table-cell table:number-columns-repeated="3"/>
        </table:table-row>
        <table:table-row table:style-name="ro2" table:number-rows-repeated="9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2"/>
          <table:table-cell>
            <draw:frame table:end-cell-address="Planilha1.P51" table:end-x="0.48cm" table:end-y="0.26cm" draw:z-index="1" draw:style-name="gr1" draw:text-style-name="P1" svg:width="23.124cm" svg:height="9.386cm" svg:x="2.195cm" svg:y="0.293cm">
              <draw:object draw:notify-on-update-of-ranges="Planilha1.A33:Planilha1.A42 Planilha1.B32:Planilha1.B32 Planilha1.B33:Planilha1.B42 Planilha1.C32:Planilha1.C32 Planilha1.C33:Planilha1.C4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3">
          <table:table-cell table:style-name="ce1" office:value-type="string">
            <text:p>Tabela</text:p>
          </table:table-cell>
          <table:table-cell table:style-name="ce1" office:value-type="string">
            <text:p>Qtd. Relacionamentos</text:p>
          </table:table-cell>
          <table:table-cell table:style-name="ce1" office:value-type="string">
            <text:p>Qtd. Índices Faltantes</text:p>
          </table:table-cell>
          <table:table-cell table:number-columns-repeated="3"/>
        </table:table-row>
        <table:table-row table:style-name="ro2">
          <table:table-cell office:value-type="string">
            <text:p>SYS010</text:p>
          </table:table-cell>
          <table:table-cell office:value-type="float" office:value="363">
            <text:p>363</text:p>
          </table:table-cell>
          <table:table-cell table:style-name="ce2"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SYS002</text:p>
          </table:table-cell>
          <table:table-cell office:value-type="float" office:value="161">
            <text:p>161</text:p>
          </table:table-cell>
          <table:table-cell table:style-name="ce2"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ADM082</text:p>
          </table:table-cell>
          <table:table-cell office:value-type="float" office:value="141">
            <text:p>141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SYS009</text:p>
          </table:table-cell>
          <table:table-cell office:value-type="float" office:value="137">
            <text:p>137</text:p>
          </table:table-cell>
          <table:table-cell table:style-name="ce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ADM001</text:p>
          </table:table-cell>
          <table:table-cell office:value-type="float" office:value="119">
            <text:p>119</text:p>
          </table:table-cell>
          <table:table-cell table:style-name="ce2"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EIR001</text:p>
          </table:table-cell>
          <table:table-cell office:value-type="float" office:value="102">
            <text:p>102</text:p>
          </table:table-cell>
          <table:table-cell table:style-name="ce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ADM056</text:p>
          </table:table-cell>
          <table:table-cell office:value-type="float" office:value="73">
            <text:p>73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DM031</text:p>
          </table:table-cell>
          <table:table-cell office:value-type="float" office:value="68">
            <text:p>68</text:p>
          </table:table-cell>
          <table:table-cell table:style-name="ce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YS001</text:p>
          </table:table-cell>
          <table:table-cell office:value-type="float" office:value="48">
            <text:p>48</text:p>
          </table:table-cell>
          <table:table-cell table:style-name="ce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ADM023</text:p>
          </table:table-cell>
          <table:table-cell office:value-type="float" office:value="44">
            <text:p>44</text:p>
          </table:table-cell>
          <table:table-cell table:style-name="ce2" office:value-type="float" office:value="0">
            <text:p>0</text:p>
          </table:table-cell>
          <table:table-cell table:number-columns-repeated="3"/>
        </table:table-row>
        <table:table-row table:style-name="ro2" table:number-rows-repeated="14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3"/>
          <table:table-cell>
            <draw:frame table:end-cell-address="Planilha1.N67" table:end-x="1.928cm" table:end-y="0.814cm" draw:z-index="2" draw:style-name="gr1" draw:text-style-name="P1" svg:width="19.796cm" svg:height="9.492cm" svg:x="0.197cm" svg:y="0.112cm">
              <draw:object draw:notify-on-update-of-ranges="Planilha1.A59:Planilha1.A68 Planilha1.B58:Planilha1.B58 Planilha1.B59:Planilha1.B6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table:style-name="ce1" office:value-type="string">
            <text:p>Tabela</text:p>
          </table:table-cell>
          <table:table-cell table:style-name="ce1" office:value-type="string">
            <text:p>Triangulos</text:p>
          </table:table-cell>
          <table:table-cell table:number-columns-repeated="4"/>
        </table:table-row>
        <table:table-row table:style-name="ro3">
          <table:table-cell office:value-type="string">
            <text:p>ADM094 (Unidade)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3">
          <table:table-cell office:value-type="string">
            <text:p>ADT001 (Internações)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3">
          <table:table-cell office:value-type="string">
            <text:p>EIR001 (Pacientes)</text:p>
          </table:table-cell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string">
            <text:p>EMR032 (Procedimentos)</text:p>
          </table:table-cell>
          <table:table-cell office:value-type="float" office:value="103">
            <text:p>103</text:p>
          </table:table-cell>
          <table:table-cell table:number-columns-repeated="4"/>
        </table:table-row>
        <table:table-row table:style-name="ro3">
          <table:table-cell office:value-type="string">
            <text:p>ADM001 (Admissões)</text:p>
          </table:table-cell>
          <table:table-cell office:value-type="float" office:value="108">
            <text:p>108</text:p>
          </table:table-cell>
          <table:table-cell table:number-columns-repeated="4"/>
        </table:table-row>
        <table:table-row table:style-name="ro3">
          <table:table-cell office:value-type="string">
            <text:p>SYS009 (Profissionais)</text:p>
          </table:table-cell>
          <table:table-cell office:value-type="float" office:value="163">
            <text:p>163</text:p>
          </table:table-cell>
          <table:table-cell table:number-columns-repeated="4"/>
        </table:table-row>
        <table:table-row table:style-name="ro1">
          <table:table-cell office:value-type="string">
            <text:p>ADM056 (Atendimentos)</text:p>
          </table:table-cell>
          <table:table-cell office:value-type="float" office:value="186">
            <text:p>186</text:p>
          </table:table-cell>
          <table:table-cell table:number-columns-repeated="4"/>
        </table:table-row>
        <table:table-row table:style-name="ro1">
          <table:table-cell office:value-type="string">
            <text:p>SYS002 (Unidade Atendimento)</text:p>
          </table:table-cell>
          <table:table-cell office:value-type="float" office:value="213">
            <text:p>213</text:p>
          </table:table-cell>
          <table:table-cell table:number-columns-repeated="4"/>
        </table:table-row>
        <table:table-row table:style-name="ro3">
          <table:table-cell office:value-type="string">
            <text:p>ADM082 (Produtos)</text:p>
          </table:table-cell>
          <table:table-cell office:value-type="float" office:value="228">
            <text:p>228</text:p>
          </table:table-cell>
          <table:table-cell table:number-columns-repeated="4"/>
        </table:table-row>
        <table:table-row table:style-name="ro3">
          <table:table-cell office:value-type="string">
            <text:p>SYS010 (Usuários)</text:p>
          </table:table-cell>
          <table:table-cell office:value-type="float" office:value="555">
            <text:p>555</text:p>
          </table:table-cell>
          <table:table-cell table:number-columns-repeated="4"/>
        </table:table-row>
      </table:table>
      <table:database-ranges>
        <table:database-range table:target-range-address="Planilha1.A58:Planilha1.B6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22/04/2018</text:date>, <text:time>23:14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Porto</meta:initial-creator>
    <meta:creation-date>2018-04-02T23:21:11.53</meta:creation-date>
    <dc:date>2018-04-22T23:14:13.61</dc:date>
    <dc:creator>Lucas Porto</dc:creator>
    <meta:editing-duration>PT10H3M4S</meta:editing-duration>
    <meta:editing-cycles>6</meta:editing-cycles>
    <meta:generator>OpenOffice/4.1.3$Win32 OpenOffice.org_project/413m1$Build-9783</meta:generator>
    <meta:document-statistic meta:table-count="1" meta:cell-count="11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0.3433332443237pt" style:font-size-asian="10.3433332443237pt" style:font-size-complex="10.3433332443237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axis-position="0" style:rotation-angle="90"/>
      <style:graphic-properties svg:stroke-color="#b3b3b3"/>
      <style:text-properties fo:font-size="10.3433332443237pt" style:font-size-asian="10.3433332443237pt" style:font-size-complex="10.3433332443237pt"/>
    </style:style>
    <style:style style:name="ch6" style:family="chart">
      <style:chart-properties chart:auto-position="true" chart:scale-text="true" style:rotation-angle="0"/>
      <style:text-properties fo:font-size="9.30900001525879pt" style:font-size-asian="9.30900001525879pt" style:font-size-complex="9.30900001525879pt"/>
    </style:style>
    <style:style style:name="ch7" style:family="chart" style:data-style-name="N0">
      <style:chart-properties chart:scale-text="true" chart:display-label="true" chart:logarithmic="false" chart:reverse-direction="false" text:line-break="false" chart:axis-position="1"/>
      <style:graphic-properties svg:stroke-color="#b3b3b3"/>
      <style:text-properties fo:font-size="10.3433332443237pt" style:font-size-asian="10.3433332443237pt" style:font-size-complex="10.3433332443237pt"/>
    </style:style>
    <style:style style:name="ch8" style:family="chart">
      <style:chart-properties chart:auto-position="true" chart:scale-text="true" style:rotation-angle="90"/>
      <style:text-properties fo:font-size="9.30900001525879pt" style:font-size-asian="9.30900001525879pt" style:font-size-complex="9.30900001525879pt"/>
    </style:style>
    <style:style style:name="ch9" style:family="chart" style:data-style-name="N0">
      <style:chart-properties chart:display-label="true" chart:logarithmic="false" chart:minimum="1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 style:rotation-angle="90"/>
      <style:graphic-properties draw:stroke="none" draw:fill-color="#004586" dr3d:edge-rounding="5%"/>
      <style:text-properties fo:font-size="8pt" style:font-size-asian="10pt" style:font-size-complex="10pt"/>
    </style:style>
    <style:style style:name="ch11" style:family="chart" style:data-style-name="N0">
      <style:chart-properties chart:symbol-type="none" chart:data-label-number="value" chart:data-label-text="false" chart:data-label-symbol="false"/>
      <style:graphic-properties svg:stroke-color="#ff420e" draw:fill-color="#ff420e" dr3d:edge-rounding="5%"/>
      <style:text-properties fo:color="#cc3300" fo:font-size="8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94cm" svg:height="9.309cm" xlink:href=".." xlink:type="simple" chart:class="chart:bar" chart:style-name="ch1">
        <chart:title svg:x="6.723cm" svg:y="0.322cm" chart:style-name="ch2">
          <text:p>TOP 20 Maiores Tabelas x Qtd. De Relacionamentos</text:p>
        </chart:title>
        <chart:legend chart:legend-position="bottom" svg:x="7.662cm" svg:y="8.5cm" style:legend-expansion="wide" chart:style-name="ch3"/>
        <chart:plot-area chart:style-name="ch4" table:cell-range-address="Planilha1.A1:Planilha1.C21" chart:data-source-has-labels="both" svg:x="1.517cm" svg:y="1.659cm" svg:width="21.231cm" svg:height="5.641cm">
          <chartooo:coordinate-region svg:x="2.826cm" svg:y="1.871cm" svg:width="19.3cm" svg:height="3.75cm"/>
          <chart:axis chart:dimension="x" chart:name="primary-x" chart:style-name="ch5" chartooo:axis-type="auto">
            <chartooo:date-scale/>
            <chart:title svg:x="11.57cm" svg:y="7.487cm" chart:style-name="ch6">
              <text:p>Tabela</text:p>
            </chart:title>
            <chart:categories table:cell-range-address="Planilha1.A2:Planilha1.A21"/>
          </chart:axis>
          <chart:axis chart:dimension="y" chart:name="primary-y" chart:style-name="ch7">
            <chart:title svg:x="0.451cm" svg:y="5.57cm" chart:style-name="ch8">
              <text:p>Tamanho(MB)</text:p>
            </chart:title>
          </chart:axis>
          <chart:axis chart:dimension="y" chart:name="secondary-y" chart:style-name="ch9"/>
          <chart:series chart:attached-axis="primary-y" chart:style-name="ch10" chart:values-cell-range-address="Planilha1.B2:Planilha1.B21" chart:label-cell-address="Planilha1.B1:Planilha1.B1" chart:class="chart:bar">
            <chart:data-point chart:repeated="20"/>
          </chart:series>
          <chart:series chart:attached-axis="secondary-y" chart:style-name="ch11" chart:values-cell-range-address="Planilha1.C2:Planilha1.C21" chart:label-cell-address="Planilha1.C1:Planilha1.C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anho(MB)</text:p>
                <draw:g>
                  <svg:desc>Planilha1.B1:Planilha1.B1</svg:desc>
                </draw:g>
              </table:table-cell>
              <table:table-cell office:value-type="string">
                <text:p>Qtd. Relacionamentos</text:p>
                <draw:g>
                  <svg:desc>Planilha1.C1:Planilh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014</text:p>
                <draw:g>
                  <svg:desc>Planilha1.A2:Planilha1.A21</svg:desc>
                </draw:g>
              </table:table-cell>
              <table:table-cell office:value-type="float" office:value="61952">
                <text:p>61952</text:p>
                <draw:g>
                  <svg:desc>Planilha1.B2:Planilha1.B21</svg:desc>
                </draw:g>
              </table:table-cell>
              <table:table-cell office:value-type="float" office:value="0">
                <text:p>0</text:p>
                <draw:g>
                  <svg:desc>Planilha1.C2:Planilha1.C21</svg:desc>
                </draw:g>
              </table:table-cell>
            </table:table-row>
            <table:table-row>
              <table:table-cell office:value-type="string">
                <text:p>LOG013</text:p>
              </table:table-cell>
              <table:table-cell office:value-type="float" office:value="17739">
                <text:p>17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XS001</text:p>
              </table:table-cell>
              <table:table-cell office:value-type="float" office:value="3712">
                <text:p>3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MR071</text:p>
              </table:table-cell>
              <table:table-cell office:value-type="float" office:value="2048">
                <text:p>2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009</text:p>
              </table:table-cell>
              <table:table-cell office:value-type="float" office:value="1600">
                <text:p>16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EMS001</text:p>
              </table:table-cell>
              <table:table-cell office:value-type="float" office:value="1162">
                <text:p>1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O089</text:p>
              </table:table-cell>
              <table:table-cell office:value-type="float" office:value="1152">
                <text:p>1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MR027</text:p>
              </table:table-cell>
              <table:table-cell office:value-type="float" office:value="1088">
                <text:p>10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EMR012</text:p>
              </table:table-cell>
              <table:table-cell office:value-type="float" office:value="944">
                <text:p>9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TO088</text:p>
              </table:table-cell>
              <table:table-cell office:value-type="float" office:value="936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O015</text:p>
              </table:table-cell>
              <table:table-cell office:value-type="float" office:value="856">
                <text:p>8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P2030</text:p>
              </table:table-cell>
              <table:table-cell office:value-type="float" office:value="824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038</text:p>
              </table:table-cell>
              <table:table-cell office:value-type="float" office:value="744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MR010</text:p>
              </table:table-cell>
              <table:table-cell office:value-type="float" office:value="704">
                <text:p>7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CH066</text:p>
              </table:table-cell>
              <table:table-cell office:value-type="float" office:value="688">
                <text:p>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O020</text:p>
              </table:table-cell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CH006</text:p>
              </table:table-cell>
              <table:table-cell office:value-type="float" office:value="640">
                <text:p>6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MR031</text:p>
              </table:table-cell>
              <table:table-cell office:value-type="float" office:value="635">
                <text:p>6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DM483</text:p>
              </table:table-cell>
              <table:table-cell office:value-type="float" office:value="616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040</text:p>
              </table:table-cell>
              <table:table-cell office:value-type="float" office:value="583">
                <text:p>58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8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25cm" svg:height="9.411cm" xlink:href=".." xlink:type="simple" chart:class="chart:bar" chart:style-name="ch1">
        <chart:title svg:x="4.057cm" svg:y="0.324cm" chart:style-name="ch2">
          <text:p>TOP 10 - Quantidade de Relacionamentos X Quantidade de Índices Faltantes</text:p>
        </chart:title>
        <chart:legend chart:legend-position="bottom" svg:x="7.028cm" svg:y="8.602cm" style:legend-expansion="wide" chart:style-name="ch3"/>
        <chart:plot-area chart:style-name="ch4" table:cell-range-address="Planilha1.A32:Planilha1.C42" chart:data-source-has-labels="both" svg:x="0.912cm" svg:y="1.667cm" svg:width="21.289cm" svg:height="6.327cm">
          <chartooo:coordinate-region svg:x="1.719cm" svg:y="1.879cm" svg:width="20.045cm" svg:height="4.542cm"/>
          <chart:axis chart:dimension="x" chart:name="primary-x" chart:style-name="ch5" chartooo:axis-type="auto">
            <chartooo:date-scale/>
            <chart:categories table:cell-range-address="Planilha1.A33:Planilha1.A42"/>
          </chart:axis>
          <chart:axis chart:dimension="y" chart:name="primary-y" chart:style-name="ch6"/>
          <chart:axis chart:dimension="y" chart:name="secondary-y" chart:style-name="ch7"/>
          <chart:series chart:attached-axis="primary-y" chart:style-name="ch8" chart:values-cell-range-address="Planilha1.B33:Planilha1.B42" chart:label-cell-address="Planilha1.B32:Planilha1.B32" chart:class="chart:bar">
            <chart:data-point chart:repeated="10"/>
          </chart:series>
          <chart:series chart:attached-axis="secondary-y" chart:style-name="ch9" chart:values-cell-range-address="Planilha1.C33:Planilha1.C42" chart:label-cell-address="Planilha1.C32:Planilha1.C32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td. Relacionamentos</text:p>
                <draw:g>
                  <svg:desc>Planilha1.B32:Planilha1.B32</svg:desc>
                </draw:g>
              </table:table-cell>
              <table:table-cell office:value-type="string">
                <text:p>Qtd. Índices Faltantes</text:p>
                <draw:g>
                  <svg:desc>Planilha1.C32:Planilha1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YS010</text:p>
                <draw:g>
                  <svg:desc>Planilha1.A33:Planilha1.A42</svg:desc>
                </draw:g>
              </table:table-cell>
              <table:table-cell office:value-type="float" office:value="363">
                <text:p>363</text:p>
                <draw:g>
                  <svg:desc>Planilha1.B33:Planilha1.B42</svg:desc>
                </draw:g>
              </table:table-cell>
              <table:table-cell office:value-type="float" office:value="7">
                <text:p>7</text:p>
                <draw:g>
                  <svg:desc>Planilha1.C33:Planilha1.C42</svg:desc>
                </draw:g>
              </table:table-cell>
            </table:table-row>
            <table:table-row>
              <table:table-cell office:value-type="string">
                <text:p>SYS002</text:p>
              </table:table-cell>
              <table:table-cell office:value-type="float" office:value="161">
                <text:p>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DM082</text:p>
              </table:table-cell>
              <table:table-cell office:value-type="float" office:value="141">
                <text:p>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YS009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M001</text:p>
              </table:table-cell>
              <table:table-cell office:value-type="float" office:value="119">
                <text:p>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IR001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M056</text:p>
              </table:table-cell>
              <table:table-cell office:value-type="float" office:value="73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DM031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S001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M023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cale-text="true" chart:display-label="true" chart:tick-marks-major-inner="false" chart:tick-marks-major-outer="fals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cale-text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797cm" svg:height="9.493cm" xlink:href=".." xlink:type="simple" chart:class="chart:bar" chart:style-name="ch1">
        <chart:title svg:x="5.423cm" svg:y="0.325cm" chart:style-name="ch2">
          <text:p>TOP 10 - Contagem de Triângulos Por Tabela</text:p>
        </chart:title>
        <chart:plot-area chart:style-name="ch3" table:cell-range-address="Planilha1.A58:Planilha1.B68" chart:data-source-has-labels="both" svg:x="0.845cm" svg:y="1.671cm" svg:width="18.162cm" svg:height="7.213cm">
          <chartooo:coordinate-region svg:x="5.964cm" svg:y="1.671cm" svg:width="12.763cm" svg:height="6.69cm"/>
          <chart:axis chart:dimension="x" chart:name="primary-x" chart:style-name="ch4" chartooo:axis-type="auto">
            <chartooo:date-scale/>
            <chart:categories table:cell-range-address="Planilha1.A59:Planilha1.A68"/>
          </chart:axis>
          <chart:axis chart:dimension="y" chart:name="primary-y" chart:style-name="ch5"/>
          <chart:series chart:style-name="ch6" chart:values-cell-range-address="Planilha1.B59:Planilha1.B68" chart:label-cell-address="Planilha1.B58:Planilha1.B58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iangulos</text:p>
                <draw:g>
                  <svg:desc>Planilha1.B58:Planilha1.B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M094 (Unidade)</text:p>
                <draw:g>
                  <svg:desc>Planilha1.A59:Planilha1.A68</svg:desc>
                </draw:g>
              </table:table-cell>
              <table:table-cell office:value-type="float" office:value="67">
                <text:p>67</text:p>
                <draw:g>
                  <svg:desc>Planilha1.B59:Planilha1.B68</svg:desc>
                </draw:g>
              </table:table-cell>
            </table:table-row>
            <table:table-row>
              <table:table-cell office:value-type="string">
                <text:p>ADT001 (Internações)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EIR001 (Pacientes)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EMR032 (Procedimentos)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ADM001 (Admissões)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SYS009 (Profissionais)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ADM056 (Atendimentos)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SYS002 (Unidade Atendimento)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ADM082 (Produtos)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SYS010 (Usuários)</text:p>
              </table:table-cell>
              <table:table-cell office:value-type="float" office:value="555">
                <text:p>5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